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DAF2D0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4472222222222cm" style:use-optimal-column-width="true"/>
    </style:style>
    <style:style style:name="co2" style:family="table-column">
      <style:table-column-properties fo:break-before="auto" style:column-width="2.52236111111111cm" style:use-optimal-column-width="true"/>
    </style:style>
    <style:style style:name="co3" style:family="table-column">
      <style:table-column-properties fo:break-before="auto" style:column-width="3.12208333333333cm" style:use-optimal-column-width="true"/>
    </style:style>
    <style:style style:name="co4" style:family="table-column">
      <style:table-column-properties fo:break-before="auto" style:column-width="3.93347222222222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0.0188888888889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6378" table:default-cell-style-name="ce2"/>
        <table:table-row table:style-name="ro1">
          <table:table-cell office:value-type="string" table:style-name="ce7">
            <text:p>SCP</text:p>
          </table:table-cell>
          <table:table-cell office:value-type="string" table:style-name="ce7">
            <text:p>Target account</text:p>
          </table:table-cell>
          <table:table-cell office:value-type="string" table:style-name="ce7">
            <text:p>ID</text:p>
          </table:table-cell>
          <table:table-cell office:value-type="string" table:style-name="ce7">
            <text:p>Type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aws-guardrails-czLTtO</text:p>
          </table:table-cell>
          <table:table-cell office:value-type="string" table:style-name="ce3">
            <text:p>Security</text:p>
          </table:table-cell>
          <table:table-cell office:value-type="string" table:style-name="ce3">
            <text:p>ou-g1xc-qix9fusu</text:p>
          </table:table-cell>
          <table:table-cell office:value-type="string" table:style-name="ce3">
            <text:p>ORGANIZATIONAL_UNIT</text:p>
          </table:table-cell>
          <table:table-cell table:style-name="ce2"/>
          <table:table-cell office:value-type="string" table:style-name="ce6">
            <text:p>"aws:PrincipalARN": "arn:aws:iam::*:role/Prowlermemberrole"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aws-guardrails-FlBWyL</text:p>
          </table:table-cell>
          <table:table-cell office:value-type="string" table:style-name="ce3">
            <text:p>Security</text:p>
          </table:table-cell>
          <table:table-cell office:value-type="string" table:style-name="ce3">
            <text:p>ou-g1xc-qix9fusu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aws-guardrails-HyMxzI</text:p>
          </table:table-cell>
          <table:table-cell office:value-type="string" table:style-name="ce3">
            <text:p><text:a xlink:href="https://us-east-1.console.aws.amazon.com/organizations/v2/home/organizational-units/ou-g1xc-qq0bpbxv">Infrastructure</text:a></text:p>
          </table:table-cell>
          <table:table-cell office:value-type="string" table:style-name="ce3">
            <text:p>ou-g1xc-qq0bpbxv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aws-guardrails-lTnjqV</text:p>
          </table:table-cell>
          <table:table-cell office:value-type="string" table:style-name="ce3">
            <text:p><text:a xlink:href="https://us-east-1.console.aws.amazon.com/organizations/v2/home/organizational-units/ou-g1xc-qq0bpbxv">Infrastructure</text:a></text:p>
          </table:table-cell>
          <table:table-cell office:value-type="string" table:style-name="ce3">
            <text:p>ou-g1xc-qq0bpbxv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aws-guardrails-mbZDYz</text:p>
          </table:table-cell>
          <table:table-cell office:value-type="string" table:style-name="ce3">
            <text:p><text:a xlink:href="https://us-east-1.console.aws.amazon.com/organizations/v2/home/organizational-units/ou-g1xc-gbb8yx1u">Application</text:a></text:p>
          </table:table-cell>
          <table:table-cell office:value-type="string" table:style-name="ce3">
            <text:p>ou-g1xc-gbb8yx1u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aws-guardrails-OFGXNY</text:p>
          </table:table-cell>
          <table:table-cell table:number-columns-repeated="3" table:style-name="ce3"/>
          <table:table-cell table:number-columns-repeated="16380" table:style-name="ce2"/>
        </table:table-row>
        <table:table-row table:style-name="ro1">
          <table:table-cell office:value-type="string" table:style-name="ce3">
            <text:p>aws-guardrails-pGJHen</text:p>
          </table:table-cell>
          <table:table-cell office:value-type="string" table:style-name="ce3">
            <text:p>POC</text:p>
          </table:table-cell>
          <table:table-cell office:value-type="string" table:style-name="ce3">
            <text:p>ou-g1xc-1m4d7r5u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aws-guardrails-SpItsj</text:p>
          </table:table-cell>
          <table:table-cell office:value-type="string" table:style-name="ce3">
            <text:p><text:a xlink:href="https://us-east-1.console.aws.amazon.com/organizations/v2/home/organizational-units/ou-g1xc-gbb8yx1u">Application</text:a></text:p>
          </table:table-cell>
          <table:table-cell office:value-type="string" table:style-name="ce3">
            <text:p>ou-g1xc-gbb8yx1u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aws-guardrails-tfHgWZ</text:p>
          </table:table-cell>
          <table:table-cell office:value-type="string" table:style-name="ce3">
            <text:p>Security</text:p>
          </table:table-cell>
          <table:table-cell office:value-type="string" table:style-name="ce3">
            <text:p>ou-g1xc-qix9fusu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aws-guardrails-xxOaxl</text:p>
          </table:table-cell>
          <table:table-cell office:value-type="string" table:style-name="ce3">
            <text:p><text:a xlink:href="https://us-east-1.console.aws.amazon.com/organizations/v2/home/organizational-units/ou-g1xc-1m4d7r5u">POC</text:a></text:p>
          </table:table-cell>
          <table:table-cell office:value-type="string" table:style-name="ce3">
            <text:p>ou-g1xc-1m4d7r5u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table-cell office:value-type="string" table:number-columns-spanned="1" table:number-rows-spanned="4" table:style-name="ce5">
            <text:p>EnforceSSLforS3BucketAccess</text:p>
          </table:table-cell>
          <table:table-cell office:value-type="string" table:style-name="ce3">
            <text:p><text:a xlink:href="https://us-east-1.console.aws.amazon.com/organizations/v2/home/organizational-units/ou-g1xc-gbb8yx1u">Application</text:a></text:p>
          </table:table-cell>
          <table:table-cell office:value-type="string" table:style-name="ce3">
            <text:p>ou-g1xc-gbb8yx1u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covered-table-cell/>
          <table:table-cell office:value-type="string" table:style-name="ce3">
            <text:p><text:a xlink:href="https://us-east-1.console.aws.amazon.com/organizations/v2/home/organizational-units/ou-g1xc-qq0bpbxv">Infrastructure</text:a></text:p>
          </table:table-cell>
          <table:table-cell office:value-type="string" table:style-name="ce3">
            <text:p>ou-g1xc-qq0bpbxv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covered-table-cell/>
          <table:table-cell office:value-type="string" table:style-name="ce3">
            <text:p>POC</text:p>
          </table:table-cell>
          <table:table-cell office:value-type="string" table:style-name="ce3">
            <text:p>ou-g1xc-1m4d7r5u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covered-table-cell/>
          <table:table-cell office:value-type="string" table:style-name="ce3">
            <text:p>Security</text:p>
          </table:table-cell>
          <table:table-cell office:value-type="string" table:style-name="ce3">
            <text:p>ou-g1xc-qix9fusu</text:p>
          </table:table-cell>
          <table:table-cell office:value-type="string" table:style-name="ce3">
            <text:p>ORGANIZATIONAL_UNIT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RegionDenyPolicyOnRootLevel</text:p>
          </table:table-cell>
          <table:table-cell table:number-columns-repeated="3" table:style-name="ce3"/>
          <table:table-cell table:number-columns-repeated="16380" table:style-name="ce2"/>
        </table:table-row>
        <table:table-row table:style-name="ro1">
          <table:table-cell office:value-type="string" table:style-name="ce3">
            <text:p>RestrictPublicAccess</text:p>
          </table:table-cell>
          <table:table-cell office:value-type="string" table:style-name="ce3">
            <text:p>Root</text:p>
          </table:table-cell>
          <table:table-cell office:value-type="string" table:style-name="ce3">
            <text:p>r-g1xc</text:p>
          </table:table-cell>
          <table:table-cell office:value-type="string" table:style-name="ce3">
            <text:p>ORGANIZATIONAL_UNI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strictRegionPolicy</text:p>
          </table:table-cell>
          <table:table-cell table:number-columns-repeated="3"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Leave</text:p>
          </table:table-cell>
          <table:table-cell office:value-type="string" table:style-name="ce4">
            <text:p>FullAWSAccess</text:p>
          </table:table-cell>
          <table:table-cell table:number-columns-repeated="16382" table:style-name="ce2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Anand Dandupati (Trianz)</meta:initial-creator>
    <dc:creator>Anand Dandupati (Trianz)</dc:creator>
    <meta:creation-date>2024-12-12T12:24:00Z</meta:creation-date>
    <dc:date>2024-12-18T04:18:11Z</dc:date>
  </office:meta>
</office:document-meta>
</file>